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8in"/>
    </style:style>
    <style:style style:name="co3" style:family="table-column">
      <style:table-column-properties fo:break-before="auto" style:column-width="1.1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>
      <style:text-properties fo:font-weight="bold" style:font-weight-asian="bold" style:font-weight-complex="bold"/>
    </style:style>
    <style:style style:name="ce3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default-cell-style-name="ce3"/>
        <table:table-row table:style-name="ro1">
          <table:table-cell office:value-type="string">
            <text:p>nam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BR_M00</text:p>
          </table:table-cell>
          <table:table-cell office:value-type="float" office:value="39.1883045573333">
            <text:p>39.188304557</text:p>
          </table:table-cell>
          <table:table-cell office:value-type="float" office:value="-112.711839617667">
            <text:p>-112.711839618</text:p>
          </table:table-cell>
          <table:table-cell office:value-type="float" office:value="1396.68186609967">
            <text:p>1396.682</text:p>
          </table:table-cell>
        </table:table-row>
        <table:table-row table:style-name="ro1">
          <table:table-cell office:value-type="string">
            <text:p>BR_M01</text:p>
          </table:table-cell>
          <table:table-cell office:value-type="float" office:value="39.188305644">
            <text:p>39.188305644</text:p>
          </table:table-cell>
          <table:table-cell office:value-type="float" office:value="-112.711835463">
            <text:p>-112.711835463</text:p>
          </table:table-cell>
          <table:table-cell office:value-type="float" office:value="1400.613168361">
            <text:p>1400.613</text:p>
          </table:table-cell>
        </table:table-row>
        <table:table-row table:style-name="ro1">
          <table:table-cell office:value-type="string">
            <text:p>BR_M02</text:p>
          </table:table-cell>
          <table:table-cell office:value-type="float" office:value="39.18826527125">
            <text:p>39.188265271</text:p>
          </table:table-cell>
          <table:table-cell office:value-type="float" office:value="-112.7118309895">
            <text:p>-112.711830990</text:p>
          </table:table-cell>
          <table:table-cell office:value-type="float" office:value="1396.64564483925">
            <text:p>1396.646</text:p>
          </table:table-cell>
        </table:table-row>
        <table:table-row table:style-name="ro1">
          <table:table-cell office:value-type="string">
            <text:p>BR_M03</text:p>
          </table:table-cell>
          <table:table-cell office:value-type="float" office:value="39.1882652655">
            <text:p>39.188265266</text:p>
          </table:table-cell>
          <table:table-cell office:value-type="float" office:value="-112.711826761">
            <text:p>-112.711826761</text:p>
          </table:table-cell>
          <table:table-cell office:value-type="float" office:value="1400.609908626">
            <text:p>1400.610</text:p>
          </table:table-cell>
        </table:table-row>
        <table:table-row table:style-name="ro1">
          <table:table-cell office:value-type="string">
            <text:p>BR_M04</text:p>
          </table:table-cell>
          <table:table-cell office:value-type="float" office:value="39.1883727565">
            <text:p>39.188372757</text:p>
          </table:table-cell>
          <table:table-cell office:value-type="float" office:value="-112.711810861">
            <text:p>-112.711810861</text:p>
          </table:table-cell>
          <table:table-cell office:value-type="float" office:value="1396.64637609525">
            <text:p>1396.646</text:p>
          </table:table-cell>
        </table:table-row>
        <table:table-row table:style-name="ro1">
          <table:table-cell office:value-type="string">
            <text:p>BR_M05</text:p>
          </table:table-cell>
          <table:table-cell office:value-type="float" office:value="39.1883717796667">
            <text:p>39.188371780</text:p>
          </table:table-cell>
          <table:table-cell office:value-type="float" office:value="-112.711806815">
            <text:p>-112.711806815</text:p>
          </table:table-cell>
          <table:table-cell office:value-type="float" office:value="1400.612421795">
            <text:p>1400.612</text:p>
          </table:table-cell>
        </table:table-row>
        <table:table-row table:style-name="ro1">
          <table:table-cell office:value-type="string">
            <text:p>BR_M06</text:p>
          </table:table-cell>
          <table:table-cell office:value-type="float" office:value="39.1883373266667">
            <text:p>39.188337327</text:p>
          </table:table-cell>
          <table:table-cell office:value-type="float" office:value="-112.711833382">
            <text:p>-112.711833382</text:p>
          </table:table-cell>
          <table:table-cell office:value-type="float" office:value="1396.637920725">
            <text:p>1396.638</text:p>
          </table:table-cell>
        </table:table-row>
        <table:table-row table:style-name="ro1">
          <table:table-cell office:value-type="string">
            <text:p>BR_M07</text:p>
          </table:table-cell>
          <table:table-cell office:value-type="float" office:value="39.188335228">
            <text:p>39.188335228</text:p>
          </table:table-cell>
          <table:table-cell office:value-type="float" office:value="-112.711830184">
            <text:p>-112.711830184</text:p>
          </table:table-cell>
          <table:table-cell office:value-type="float" office:value="1400.603049164">
            <text:p>1400.603</text:p>
          </table:table-cell>
        </table:table-row>
        <table:table-row table:style-name="ro1">
          <table:table-cell office:value-type="string">
            <text:p>BR_M08</text:p>
          </table:table-cell>
          <table:table-cell office:value-type="float" office:value="39.188414834">
            <text:p>39.188414834</text:p>
          </table:table-cell>
          <table:table-cell office:value-type="float" office:value="-112.711735739">
            <text:p>-112.711735739</text:p>
          </table:table-cell>
          <table:table-cell office:value-type="float" office:value="1396.6405775985">
            <text:p>1396.641</text:p>
          </table:table-cell>
        </table:table-row>
        <table:table-row table:style-name="ro1">
          <table:table-cell office:value-type="string">
            <text:p>BR_M09</text:p>
          </table:table-cell>
          <table:table-cell office:value-type="float" office:value="39.188412303">
            <text:p>39.188412303</text:p>
          </table:table-cell>
          <table:table-cell office:value-type="float" office:value="-112.71173341">
            <text:p>-112.711733410</text:p>
          </table:table-cell>
          <table:table-cell office:value-type="float" office:value="1400.613692918">
            <text:p>1400.614</text:p>
          </table:table-cell>
        </table:table-row>
        <table:table-row table:style-name="ro1">
          <table:table-cell office:value-type="string">
            <text:p>BR_M10</text:p>
          </table:table-cell>
          <table:table-cell office:value-type="float" office:value="39.188396529">
            <text:p>39.188396529</text:p>
          </table:table-cell>
          <table:table-cell office:value-type="float" office:value="-112.7117811362">
            <text:p>-112.711781136</text:p>
          </table:table-cell>
          <table:table-cell office:value-type="float" office:value="1396.6444378702">
            <text:p>1396.644</text:p>
          </table:table-cell>
        </table:table-row>
        <table:table-row table:style-name="ro1">
          <table:table-cell office:value-type="string">
            <text:p>BR_M11</text:p>
          </table:table-cell>
          <table:table-cell office:value-type="float" office:value="39.1883934965">
            <text:p>39.188393497</text:p>
          </table:table-cell>
          <table:table-cell office:value-type="float" office:value="-112.7117797105">
            <text:p>-112.711779711</text:p>
          </table:table-cell>
          <table:table-cell office:value-type="float" office:value="1400.606488531">
            <text:p>1400.606</text:p>
          </table:table-cell>
        </table:table-row>
        <table:table-row table:style-name="ro1">
          <table:table-cell office:value-type="string">
            <text:p>BR1</text:p>
          </table:table-cell>
          <table:table-cell office:value-type="float" office:value="39.1883603686667">
            <text:p>39.188360369</text:p>
          </table:table-cell>
          <table:table-cell office:value-type="float" office:value="-112.712622672">
            <text:p>-112.712622672</text:p>
          </table:table-cell>
          <table:table-cell office:value-type="float" office:value="1395.06041391867">
            <text:p>1395.060</text:p>
          </table:table-cell>
        </table:table-row>
        <table:table-row table:style-name="ro1">
          <table:table-cell office:value-type="string">
            <text:p>BR2</text:p>
          </table:table-cell>
          <table:table-cell office:value-type="float" office:value="39.1888477475">
            <text:p>39.188847748</text:p>
          </table:table-cell>
          <table:table-cell office:value-type="float" office:value="-112.71231196825">
            <text:p>-112.712311968</text:p>
          </table:table-cell>
          <table:table-cell office:value-type="float" office:value="1394.6618700415">
            <text:p>1394.662</text:p>
          </table:table-cell>
        </table:table-row>
        <table:table-row table:style-name="ro1">
          <table:table-cell office:value-type="string">
            <text:p>CLF</text:p>
          </table:table-cell>
          <table:table-cell office:value-type="float" office:value="39.2969178225">
            <text:p>39.296917823</text:p>
          </table:table-cell>
          <table:table-cell office:value-type="float" office:value="-112.9087325155">
            <text:p>-112.908732516</text:p>
          </table:table-cell>
          <table:table-cell office:value-type="float" office:value="1370.042213731">
            <text:p>1370.042</text:p>
          </table:table-cell>
        </table:table-row>
        <table:table-row table:style-name="ro1">
          <table:table-cell office:value-type="string">
            <text:p>CLF2</text:p>
          </table:table-cell>
          <table:table-cell office:value-type="float" office:value="39.2951686635">
            <text:p>39.295168664</text:p>
          </table:table-cell>
          <table:table-cell office:value-type="float" office:value="-112.9087228185">
            <text:p>-112.908722819</text:p>
          </table:table-cell>
          <table:table-cell office:value-type="float" office:value="1370.017161226">
            <text:p>1370.017</text:p>
          </table:table-cell>
        </table:table-row>
        <table:table-row table:style-name="ro1">
          <table:table-cell office:value-type="string">
            <text:p>ELS</text:p>
          </table:table-cell>
          <table:table-cell table:style-name="ce1" office:value-type="float" office:value="39.188865881">
            <text:p>39.188865881</text:p>
          </table:table-cell>
          <table:table-cell table:style-name="ce1" office:value-type="float" office:value="-112.712769323">
            <text:p>-112.712769323</text:p>
          </table:table-cell>
          <table:table-cell office:value-type="float" office:value="1397.555625753">
            <text:p>1397.556</text:p>
          </table:table-cell>
        </table:table-row>
        <table:table-row table:style-name="ro1">
          <table:table-cell office:value-type="string">
            <text:p>LR_M00</text:p>
          </table:table-cell>
          <table:table-cell table:style-name="ce1" office:value-type="float" office:value="39.207980231">
            <text:p>39.207980231</text:p>
          </table:table-cell>
          <table:table-cell office:value-type="float" office:value="-113.121447703">
            <text:p>-113.121447703</text:p>
          </table:table-cell>
          <table:table-cell office:value-type="float" office:value="1544.66486111">
            <text:p>1544.665</text:p>
          </table:table-cell>
        </table:table-row>
        <table:table-row table:style-name="ro1">
          <table:table-cell office:value-type="string">
            <text:p>LR_M01</text:p>
          </table:table-cell>
          <table:table-cell office:value-type="float" office:value="39.2079774226667">
            <text:p>39.207977423</text:p>
          </table:table-cell>
          <table:table-cell office:value-type="float" office:value="-113.121449037667">
            <text:p>-113.121449038</text:p>
          </table:table-cell>
          <table:table-cell office:value-type="float" office:value="1548.61704572133">
            <text:p>1548.617</text:p>
          </table:table-cell>
        </table:table-row>
        <table:table-row table:style-name="ro1">
          <table:table-cell office:value-type="string">
            <text:p>LR_M02</text:p>
          </table:table-cell>
          <table:table-cell table:style-name="ce1" office:value-type="float" office:value="39.208002838">
            <text:p>39.208002838</text:p>
          </table:table-cell>
          <table:table-cell office:value-type="float" office:value="-113.121489878">
            <text:p>-113.121489878</text:p>
          </table:table-cell>
          <table:table-cell office:value-type="float" office:value="1544.665066451">
            <text:p>1544.665</text:p>
          </table:table-cell>
        </table:table-row>
        <table:table-row table:style-name="ro1">
          <table:table-cell office:value-type="string">
            <text:p>LR_M03</text:p>
          </table:table-cell>
          <table:table-cell table:style-name="ce1" office:value-type="float" office:value="39.208000656">
            <text:p>39.208000656</text:p>
          </table:table-cell>
          <table:table-cell office:value-type="float" office:value="-113.12149259">
            <text:p>-113.121492590</text:p>
          </table:table-cell>
          <table:table-cell office:value-type="float" office:value="1548.618282634">
            <text:p>1548.618</text:p>
          </table:table-cell>
        </table:table-row>
        <table:table-row table:style-name="ro1">
          <table:table-cell office:value-type="string">
            <text:p>LR_M04</text:p>
          </table:table-cell>
          <table:table-cell table:style-name="ce1" office:value-type="float" office:value="39.207916382">
            <text:p>39.207916382</text:p>
          </table:table-cell>
          <table:table-cell office:value-type="float" office:value="-113.121404923">
            <text:p>-113.121404923</text:p>
          </table:table-cell>
          <table:table-cell office:value-type="float" office:value="1544.670083961">
            <text:p>1544.670</text:p>
          </table:table-cell>
        </table:table-row>
        <table:table-row table:style-name="ro1">
          <table:table-cell office:value-type="string">
            <text:p>LR_M05</text:p>
          </table:table-cell>
          <table:table-cell office:value-type="float" office:value="39.2079149846667">
            <text:p>39.207914985</text:p>
          </table:table-cell>
          <table:table-cell office:value-type="float" office:value="-113.121408390667">
            <text:p>-113.121408391</text:p>
          </table:table-cell>
          <table:table-cell office:value-type="float" office:value="1548.623811796">
            <text:p>1548.624</text:p>
          </table:table-cell>
        </table:table-row>
        <table:table-row table:style-name="ro1">
          <table:table-cell office:value-type="string">
            <text:p>LR_M06</text:p>
          </table:table-cell>
          <table:table-cell office:value-type="float" office:value="39.207953747">
            <text:p>39.207953747</text:p>
          </table:table-cell>
          <table:table-cell office:value-type="float" office:value="-113.121422025">
            <text:p>-113.121422025</text:p>
          </table:table-cell>
          <table:table-cell office:value-type="float" office:value="1544.68070229">
            <text:p>1544.681</text:p>
          </table:table-cell>
        </table:table-row>
        <table:table-row table:style-name="ro1">
          <table:table-cell office:value-type="string">
            <text:p>LR_M07</text:p>
          </table:table-cell>
          <table:table-cell office:value-type="float" office:value="39.207953145">
            <text:p>39.207953145</text:p>
          </table:table-cell>
          <table:table-cell office:value-type="float" office:value="-113.121425935">
            <text:p>-113.121425935</text:p>
          </table:table-cell>
          <table:table-cell office:value-type="float" office:value="1548.629046387">
            <text:p>1548.629</text:p>
          </table:table-cell>
        </table:table-row>
        <table:table-row table:style-name="ro1">
          <table:table-cell office:value-type="string">
            <text:p>LR_M08</text:p>
          </table:table-cell>
          <table:table-cell office:value-type="float" office:value="39.207845409">
            <text:p>39.207845409</text:p>
          </table:table-cell>
          <table:table-cell office:value-type="float" office:value="-113.121418495">
            <text:p>-113.121418495</text:p>
          </table:table-cell>
          <table:table-cell office:value-type="float" office:value="1544.682334156">
            <text:p>1544.682</text:p>
          </table:table-cell>
        </table:table-row>
        <table:table-row table:style-name="ro1">
          <table:table-cell office:value-type="string">
            <text:p>LR_M09</text:p>
          </table:table-cell>
          <table:table-cell office:value-type="float" office:value="39.20784589">
            <text:p>39.207845890</text:p>
          </table:table-cell>
          <table:table-cell office:value-type="float" office:value="-113.121422537">
            <text:p>-113.121422537</text:p>
          </table:table-cell>
          <table:table-cell office:value-type="float" office:value="1548.640139015">
            <text:p>1548.640</text:p>
          </table:table-cell>
        </table:table-row>
        <table:table-row table:style-name="ro1">
          <table:table-cell office:value-type="string">
            <text:p>LR_M10</text:p>
          </table:table-cell>
          <table:table-cell office:value-type="float" office:value="39.207883482">
            <text:p>39.207883482</text:p>
          </table:table-cell>
          <table:table-cell office:value-type="float" office:value="-113.121403896">
            <text:p>-113.121403896</text:p>
          </table:table-cell>
          <table:table-cell office:value-type="float" office:value="1544.678988063">
            <text:p>1544.679</text:p>
          </table:table-cell>
        </table:table-row>
        <table:table-row table:style-name="ro1">
          <table:table-cell office:value-type="string">
            <text:p>LR_M11</text:p>
          </table:table-cell>
          <table:table-cell office:value-type="float" office:value="39.2078847986667">
            <text:p>39.207884799</text:p>
          </table:table-cell>
          <table:table-cell office:value-type="float" office:value="-113.12140724">
            <text:p>-113.121407240</text:p>
          </table:table-cell>
          <table:table-cell office:value-type="float" office:value="1548.62619754033">
            <text:p>1548.626</text:p>
          </table:table-cell>
        </table:table-row>
        <table:table-row table:style-name="ro1">
          <table:table-cell office:value-type="string">
            <text:p>LR1</text:p>
          </table:table-cell>
          <table:table-cell table:style-name="ce1" office:value-type="float" office:value="39.207868953">
            <text:p>39.207868953</text:p>
          </table:table-cell>
          <table:table-cell office:value-type="float" office:value="-113.12062371">
            <text:p>-113.120623710</text:p>
          </table:table-cell>
          <table:table-cell office:value-type="float" office:value="1537.853204614">
            <text:p>1537.853</text:p>
          </table:table-cell>
        </table:table-row>
        <table:table-row table:style-name="ro1">
          <table:table-cell office:value-type="string">
            <text:p>LR2</text:p>
          </table:table-cell>
          <table:table-cell office:value-type="float" office:value="39.208366295">
            <text:p>39.208366295</text:p>
          </table:table-cell>
          <table:table-cell office:value-type="float" office:value="-113.120868429">
            <text:p>-113.120868429</text:p>
          </table:table-cell>
          <table:table-cell office:value-type="float" office:value="1538.351356663">
            <text:p>1538.351</text:p>
          </table:table-cell>
        </table:table-row>
        <table:table-row table:style-name="ro1">
          <table:table-cell office:value-type="string">
            <text:p>MD_CXF</text:p>
          </table:table-cell>
          <table:table-cell office:value-type="float" office:value="39.4727571045">
            <text:p>39.472757105</text:p>
          </table:table-cell>
          <table:table-cell office:value-type="float" office:value="-112.994203904">
            <text:p>-112.994203904</text:p>
          </table:table-cell>
          <table:table-cell office:value-type="float" office:value="1589.2459970315">
            <text:p>1589.246</text:p>
          </table:table-cell>
        </table:table-row>
        <table:table-row table:style-name="ro1">
          <table:table-cell office:value-type="string">
            <text:p>MD_M01</text:p>
          </table:table-cell>
          <table:table-cell office:value-type="float" office:value="39.472824645">
            <text:p>39.472824645</text:p>
          </table:table-cell>
          <table:table-cell office:value-type="float" office:value="-112.994494102">
            <text:p>-112.994494102</text:p>
          </table:table-cell>
          <table:table-cell office:value-type="float" office:value="1589.2390868325">
            <text:p>1589.239</text:p>
          </table:table-cell>
        </table:table-row>
        <table:table-row table:style-name="ro1">
          <table:table-cell office:value-type="string">
            <text:p>MD_M02</text:p>
          </table:table-cell>
          <table:table-cell office:value-type="float" office:value="39.472845295">
            <text:p>39.472845295</text:p>
          </table:table-cell>
          <table:table-cell office:value-type="float" office:value="-112.9944846665">
            <text:p>-112.994484667</text:p>
          </table:table-cell>
          <table:table-cell office:value-type="float" office:value="1589.1379763005">
            <text:p>1589.138</text:p>
          </table:table-cell>
        </table:table-row>
        <table:table-row table:style-name="ro1">
          <table:table-cell office:value-type="string">
            <text:p>MD_M03</text:p>
          </table:table-cell>
          <table:table-cell office:value-type="float" office:value="39.472886421">
            <text:p>39.472886421</text:p>
          </table:table-cell>
          <table:table-cell office:value-type="float" office:value="-112.994456792">
            <text:p>-112.994456792</text:p>
          </table:table-cell>
          <table:table-cell office:value-type="float" office:value="1589.243580841">
            <text:p>1589.244</text:p>
          </table:table-cell>
        </table:table-row>
        <table:table-row table:style-name="ro1">
          <table:table-cell office:value-type="string">
            <text:p>MD_M04</text:p>
          </table:table-cell>
          <table:table-cell office:value-type="float" office:value="39.472904133">
            <text:p>39.472904133</text:p>
          </table:table-cell>
          <table:table-cell office:value-type="float" office:value="-112.994439997">
            <text:p>-112.994439997</text:p>
          </table:table-cell>
          <table:table-cell office:value-type="float" office:value="1589.144157033">
            <text:p>1589.144</text:p>
          </table:table-cell>
        </table:table-row>
        <table:table-row table:style-name="ro1">
          <table:table-cell office:value-type="string">
            <text:p>MD_M05</text:p>
          </table:table-cell>
          <table:table-cell table:style-name="ce1" office:value-type="float" office:value="39.472937522">
            <text:p>39.472937522</text:p>
          </table:table-cell>
          <table:table-cell office:value-type="float" office:value="-112.994398334">
            <text:p>-112.994398334</text:p>
          </table:table-cell>
          <table:table-cell office:value-type="float" office:value="1589.239851645">
            <text:p>1589.240</text:p>
          </table:table-cell>
        </table:table-row>
        <table:table-row table:style-name="ro1">
          <table:table-cell office:value-type="string">
            <text:p>MD_M06</text:p>
          </table:table-cell>
          <table:table-cell office:value-type="float" office:value="39.472950777">
            <text:p>39.472950777</text:p>
          </table:table-cell>
          <table:table-cell office:value-type="float" office:value="-112.9943758095">
            <text:p>-112.994375810</text:p>
          </table:table-cell>
          <table:table-cell office:value-type="float" office:value="1589.1385120995">
            <text:p>1589.139</text:p>
          </table:table-cell>
        </table:table-row>
        <table:table-row table:style-name="ro1">
          <table:table-cell office:value-type="string">
            <text:p>MD_M07</text:p>
          </table:table-cell>
          <table:table-cell office:value-type="float" office:value="39.47297304">
            <text:p>39.472973040</text:p>
          </table:table-cell>
          <table:table-cell office:value-type="float" office:value="-112.9943232455">
            <text:p>-112.994323246</text:p>
          </table:table-cell>
          <table:table-cell office:value-type="float" office:value="1589.241315555">
            <text:p>1589.241</text:p>
          </table:table-cell>
        </table:table-row>
        <table:table-row table:style-name="ro1">
          <table:table-cell office:value-type="string">
            <text:p>MD_M08</text:p>
          </table:table-cell>
          <table:table-cell office:value-type="float" office:value="39.4729807335">
            <text:p>39.472980734</text:p>
          </table:table-cell>
          <table:table-cell office:value-type="float" office:value="-112.9942967725">
            <text:p>-112.994296773</text:p>
          </table:table-cell>
          <table:table-cell office:value-type="float" office:value="1589.136641113">
            <text:p>1589.137</text:p>
          </table:table-cell>
        </table:table-row>
        <table:table-row table:style-name="ro1">
          <table:table-cell office:value-type="string">
            <text:p>MD_M09</text:p>
          </table:table-cell>
          <table:table-cell office:value-type="float" office:value="39.4729905685">
            <text:p>39.472990569</text:p>
          </table:table-cell>
          <table:table-cell office:value-type="float" office:value="-112.99423791">
            <text:p>-112.994237910</text:p>
          </table:table-cell>
          <table:table-cell office:value-type="float" office:value="1589.254052164">
            <text:p>1589.254</text:p>
          </table:table-cell>
        </table:table-row>
        <table:table-row table:style-name="ro1">
          <table:table-cell office:value-type="string">
            <text:p>MD_M10</text:p>
          </table:table-cell>
          <table:table-cell office:value-type="float" office:value="39.4729920015">
            <text:p>39.472992002</text:p>
          </table:table-cell>
          <table:table-cell office:value-type="float" office:value="-112.994209721">
            <text:p>-112.994209721</text:p>
          </table:table-cell>
          <table:table-cell office:value-type="float" office:value="1589.142809384">
            <text:p>1589.143</text:p>
          </table:table-cell>
        </table:table-row>
        <table:table-row table:style-name="ro1">
          <table:table-cell office:value-type="string">
            <text:p>MD_M11</text:p>
          </table:table-cell>
          <table:table-cell office:value-type="float" office:value="39.472988466">
            <text:p>39.472988466</text:p>
          </table:table-cell>
          <table:table-cell office:value-type="float" office:value="-112.994149958">
            <text:p>-112.994149958</text:p>
          </table:table-cell>
          <table:table-cell office:value-type="float" office:value="1589.2457143365">
            <text:p>1589.246</text:p>
          </table:table-cell>
        </table:table-row>
        <table:table-row table:style-name="ro1">
          <table:table-cell office:value-type="string">
            <text:p>MD_M12</text:p>
          </table:table-cell>
          <table:table-cell office:value-type="float" office:value="39.4729836035">
            <text:p>39.472983604</text:p>
          </table:table-cell>
          <table:table-cell office:value-type="float" office:value="-112.994122477">
            <text:p>-112.994122477</text:p>
          </table:table-cell>
          <table:table-cell office:value-type="float" office:value="1589.1439697905">
            <text:p>1589.144</text:p>
          </table:table-cell>
        </table:table-row>
        <table:table-row table:style-name="ro1">
          <table:table-cell office:value-type="string">
            <text:p>MD_M13</text:p>
          </table:table-cell>
          <table:table-cell office:value-type="float" office:value="39.472966536">
            <text:p>39.472966536</text:p>
          </table:table-cell>
          <table:table-cell office:value-type="float" office:value="-112.99406663">
            <text:p>-112.994066630</text:p>
          </table:table-cell>
          <table:table-cell office:value-type="float" office:value="1589.2482023005">
            <text:p>1589.248</text:p>
          </table:table-cell>
        </table:table-row>
        <table:table-row table:style-name="ro1">
          <table:table-cell office:value-type="string">
            <text:p>MD_M14</text:p>
          </table:table-cell>
          <table:table-cell table:style-name="ce1" office:value-type="float" office:value="39.472955808">
            <text:p>39.472955808</text:p>
          </table:table-cell>
          <table:table-cell office:value-type="float" office:value="-112.994041923">
            <text:p>-112.994041923</text:p>
          </table:table-cell>
          <table:table-cell office:value-type="float" office:value="1589.151290421">
            <text:p>1589.151</text:p>
          </table:table-cell>
        </table:table-row>
        <table:table-row table:style-name="ro1">
          <table:table-cell office:value-type="string">
            <text:p>MD2</text:p>
          </table:table-cell>
          <table:table-cell office:value-type="float" office:value="39.4723504133333">
            <text:p>39.472350413</text:p>
          </table:table-cell>
          <table:table-cell office:value-type="float" office:value="-112.991791845">
            <text:p>-112.991791845</text:p>
          </table:table-cell>
          <table:table-cell office:value-type="float" office:value="1582.44593407933">
            <text:p>1582.446</text:p>
          </table:table-cell>
        </table:table-row>
        <table:table-row table:style-name="ro1" table:number-rows-repeated="1048527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Sheet1.A2:Sheet1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3" number:min-integer-digits="1"/>
    </number:number-style>
    <number:number-style style:name="N128">
      <number:number number:decimal-places="14" number:min-integer-digits="1"/>
    </number:number-style>
    <number:number-style style:name="N129">
      <number:number number:decimal-places="15" number:min-integer-digits="1"/>
    </number:number-style>
    <number:number-style style:name="N130">
      <number:number number:decimal-places="16" number:min-integer-digits="1"/>
    </number:number-style>
    <number:number-style style:name="N131">
      <number:number number:decimal-places="17" number:min-integer-digits="1"/>
    </number:number-style>
    <number:number-style style:name="N132">
      <number:number number:decimal-places="18" number:min-integer-digits="1"/>
    </number:number-style>
    <number:number-style style:name="N133">
      <number:number number:decimal-places="19" number:min-integer-digits="1"/>
    </number:number-style>
    <number:number-style style:name="N134">
      <number:number number:decimal-places="2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7">04/07/2011</text:date>, <text:time>17:5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07T17:57:18</dc:date>
    <dc:creator>Stan Thomas</dc:creator>
    <meta:generator>OpenOffice.org/3.2$Unix OpenOffice.org_project/320m12$Build-9483</meta:generator>
    <meta:editing-duration>PT00H45M56S</meta:editing-duration>
    <meta:editing-cycles>2</meta:editing-cycles>
    <meta:document-statistic meta:table-count="1" meta:cell-count="192" meta:object-count="0"/>
  </office:meta>
</office:document-meta>
</file>